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4606" officeooo:paragraph-rsid="00174606"/>
    </style:style>
    <style:style style:name="P2" style:family="paragraph" style:parent-style-name="Standard">
      <style:text-properties officeooo:rsid="00185603" officeooo:paragraph-rsid="001856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meter passing by reference, Overriding and overloading, Relation of inheritance with overloading and polymorphism, what is concurrency, what is parallel execution.</text:p>
      <text:p text:style-name="P1"/>
      <text:p text:style-name="P2">Strength of ada, NONE. <text:s/>How would you def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1:35:40.550082586</meta:creation-date>
    <dc:date>2018-04-13T11:48:39.326818763</dc:date>
    <meta:editing-duration>PT12M5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29" meta:character-count="211" meta:non-whitespace-character-count="183"/>
  </office:meta>
</office:document-meta>
</file>